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1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13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14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15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16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17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1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0.634cm" svg:height="0.388cm" svg:x="1.92cm" svg:y="3.526cm" svg:viewBox="0 0 635 389" svg:d="m285 60c-106 43-197 37-277 123-15 29-5 97 2 128 14 24 28 48 40 74 97-10 214 27 307-25 105-19 203-76 277-156 9-63-29-139-46-204-91 49-201 66-303 60z">
          <text:p/>
        </draw:path>
        <draw:path draw:style-name="gr2" draw:layer="layout" svg:width="0.577cm" svg:height="0.174cm" svg:x="1.96cm" svg:y="3.695cm" svg:viewBox="0 0 578 175" svg:d="m0 164c117 8 239 30 350-28 108-25 149-115 228-136">
          <text:p/>
        </draw:path>
        <draw:path draw:style-name="gr3" draw:layer="layout" svg:width="1.647cm" svg:height="0.951cm" svg:x="0.58cm" svg:y="3.415cm" svg:viewBox="0 0 1648 952" svg:d="m795 915c7 14 81 46 104 34 89-44 281-147 386-147 115-83 236-88 353-161-8-20 21-65 6-84-91-112-292-194-412-273-165-139-382-239-593-284-211 109-457 151-639 313 227 267 552 364 795 602z">
          <text:p/>
        </draw:path>
        <draw:path draw:style-name="gr4" draw:layer="layout" svg:width="1.406cm" svg:height="0.762cm" svg:x="0.667cm" svg:y="3.489cm" svg:viewBox="0 0 1407 763" svg:d="m573 0c117 47 216 73 331 132 164 69 344 238 503 318-38 74-252 80-349 123-178 12-275 110-410 190-197-74-519-260-648-437 112-161 389-257 573-326z">
          <text:p/>
        </draw:path>
        <draw:path draw:style-name="gr5" draw:layer="layout" svg:width="1.047cm" svg:height="0.569cm" svg:x="1.692cm" svg:y="2.45cm" svg:viewBox="0 0 1048 570" svg:d="m643 187c-99 62-222 111-339 102-52-20-20-94-84-99-42 30-35 79-29 127-73-6-148-44-191 45 37 31 93 40 138 34-45 24-154 23-80 95 50 30 88-11 136-28-38 56-113 99-3 107 43-13 63-44 86-79 40-23 89-26 134-36 109 16 213-10 318-36 54-92 188-77 245-159 29-28 54-54 74-88-12-102-70-166-172-172-132-2-150 128-233 187z">
          <text:p/>
        </draw:path>
        <draw:path draw:style-name="gr6" draw:layer="layout" svg:width="1.032cm" svg:height="0.86cm" svg:x="2.127cm" svg:y="2.855cm" svg:viewBox="0 0 1033 861" svg:d="m694 139c-184 47-473-90-630 37-39 86 12 226-6 319 4 123-119 235-19 324 121 58 324 62 412-31 80-113-20-270 69-375 187-61 360 25 498-162 76-186-152-265-305-249-19 41-12 91-19 137z">
          <text:p/>
        </draw:path>
        <draw:path draw:style-name="gr7" draw:layer="layout" svg:width="0.434cm" svg:height="0.656cm" svg:x="2.483cm" svg:y="1.837cm" svg:viewBox="0 0 435 657" svg:d="m221 0c-80 111-126 232-148 365-37 97-77 185-73 291 142 6 278-42 419-44 38-176 0-357-23-533z">
          <text:p/>
        </draw:path>
        <draw:path draw:style-name="gr1" draw:layer="layout" svg:width="0.594cm" svg:height="0.546cm" svg:x="2.617cm" svg:y="3.73cm" svg:viewBox="0 0 595 547" svg:d="m245 118c-68 74-186 143-244 242-4 35 9 70 17 103 20 42 50 69 91 84 97 3 232-26 313-73 75-30 115-119 147-196 55-106 15-174-31-278-97 43-194 82-293 118z">
          <text:p/>
        </draw:path>
        <draw:path draw:style-name="gr2" draw:layer="layout" svg:width="0.387cm" svg:height="0.368cm" svg:x="2.79cm" svg:y="3.895cm" svg:viewBox="0 0 388 369" svg:d="m0 369c112-15 171-48 241-108 92-48 92-134 147-261">
          <text:p/>
        </draw:path>
        <draw:path draw:style-name="gr6" draw:layer="layout" svg:width="1.078cm" svg:height="1.022cm" svg:x="2.81cm" svg:y="2.918cm" svg:viewBox="0 0 1079 1023" svg:d="m367 194c-45 0-294-39-324-18-53 157-14 331-31 505-10 145-39 215 62 324 246 78 390-119 343-125 23-125-89-353 70-400 46 26 177 99 275 99 125 0 248-1 317-182 1-145-89-361-244-396-121 89-369-84-431 56-9 38-37 97-37 137z">
          <text:p/>
        </draw:path>
        <draw:path draw:style-name="gr7" draw:layer="layout" svg:width="1.158cm" svg:height="1.516cm" svg:x="2.646cm" svg:y="1.602cm" svg:viewBox="0 0 1159 1517" svg:d="m1159 1364c-116-106-110-302-118-442-69-166 16-368-47-535-32-106-82-198-151-285-74-75-165-111-271-100-133 40-272 41-403 91-93 57-151 139-146 248 10 98 29 184-3 278 9 157-19 323 26 475 58 177-31 161-46 313 74-14 189 146 170 102 16-122 294-9 454-28 141-75 459 10 535-117z">
          <text:p/>
        </draw:path>
        <draw:path draw:style-name="gr5" draw:layer="layout" svg:width="1.008cm" svg:height="0.874cm" svg:x="2.732cm" svg:y="2.235cm" svg:viewBox="0 0 1009 875" svg:d="m730 260c-49 7-83 32-118 65-82 55-122 152-215 190-62 16-102 27-164 16-36-40-82-52-126-34-4 45 33 72 63 103-29 41-122 27-168 60-18 96 111 57 157 24-37 40-125 74-150 102 35 64 143 6 191-33-53 42-126 59-74 119 65 16 114-42 167-76 89-46 185-75 269-132 106-102 383-165 447-302-4-17-10-313-23-336-46-88-245 77-292 70-18-3 54 171 36 164z">
          <text:p/>
        </draw:path>
        <draw:path draw:style-name="gr7" draw:layer="layout" svg:width="0.502cm" svg:height="0.656cm" svg:x="3.313cm" svg:y="1.736cm" svg:viewBox="0 0 503 657" svg:d="m1 134c-4 89 10 173 31 260 15 87 14 175 6 263 150-1 314-48 465-81-8-74-21-147-28-222-15-98-86-162-121-249-45-78-112-119-203-101z">
          <text:p/>
        </draw:path>
        <draw:path draw:style-name="gr5" draw:layer="layout" svg:width="1.159cm" svg:height="1.517cm" svg:x="2.184cm" svg:y="0.207cm" svg:viewBox="0 0 1160 1518" svg:d="m432 31c-364 59-468 323-421 636 11 65 63 188 90 250 14 129-2 231 56 349 73 168 207 242 384 252 150-28 345-113 441-238 140-160 151-392 178-599-10-191-131-354-213-520-106-179-338-187-515-130z">
          <text:p/>
        </draw:path>
        <draw:path draw:style-name="gr8" draw:layer="layout" svg:width="1.292cm" svg:height="1.001cm" svg:x="2.184cm" svg:y="0.112cm" svg:viewBox="0 0 1293 1002" svg:d="m5 451c-80-339 837-608 931-345 267-24 380 650 353 892-271 43-183-295-353-348-70-5-84 50-140 74-136-58-52-322-264-373-91 55-203 136-320 53-86 15-129 64-207 47z">
          <text:p/>
        </draw:path>
        <draw:path draw:style-name="gr8" draw:layer="layout" svg:width="0.719cm" svg:height="0.407cm" svg:x="3.413cm" svg:y="1.067cm" svg:viewBox="0 0 720 408" svg:d="m14 0c-55 9 72 189 88 226 24 56 146 125 193 170 39 38 173-27 207-47 57-35 133-13 166 10 102 73 28-46-2-88-24-33-114-68-154-88-68-35-88-85-148-128-56-40-115-31-180-20-41 7-119-33-170-35z">
          <text:p/>
        </draw:path>
        <draw:path draw:style-name="gr5" draw:layer="layout" svg:width="0.476cm" svg:height="0.381cm" svg:x="2.798cm" svg:y="1.419cm" svg:viewBox="0 0 477 382" svg:d="m3 277c56 164 361 120 474-30-41-89-68-195-160-244-80-11-158 8-235 28-63 46-91 184-79 246z">
          <text:p/>
        </draw:path>
        <draw:path draw:style-name="gr8" draw:layer="layout" svg:width="1.036cm" svg:height="0.645cm" svg:x="2.275cm" svg:y="1.163cm" svg:viewBox="0 0 1037 646" svg:d="m61 538c31 42 82 62 140 53 96 11 191 37 287 54 125 10 201-65 278-149 136-101 268-258 271-435-3-73-32-68-71-48-57 81-130 169-218 222-113 53-204 84-260-46-58-107-190-118-299-127-224 27-224 325-128 476zm148-339c100-63 370 176 174 197-86-14-112-63-149 13-164 81-132-147-25-210z">
          <text:p/>
        </draw:path>
        <draw:path draw:style-name="gr9" draw:layer="layout" svg:width="0.193cm" svg:height="0.233cm" svg:x="2.507cm" svg:y="0.748cm" svg:viewBox="0 0 194 234" svg:d="m9 90c-30 112 17 167 116 135 34 8 86-79 63-127-12-138-130-121-179-8z">
          <text:p/>
        </draw:path>
        <draw:path draw:style-name="gr9" draw:layer="layout" svg:width="0.178cm" svg:height="0.238cm" svg:x="2.208cm" svg:y="0.803cm" svg:viewBox="0 0 179 239" svg:d="m88 0c-79 32-107 101-75 191 123 159 261-122 75-191z">
          <text:p/>
        </draw:path>
        <draw:path draw:style-name="gr10" draw:layer="layout" svg:width="0.204cm" svg:height="0.322cm" svg:x="2.327cm" svg:y="0.913cm" svg:viewBox="0 0 205 323" svg:d="m113 0c-1 86-76 139-112 188-7 97 18 162 119 124 67-46 87-108 85-184">
          <text:p/>
        </draw:path>
        <draw:path draw:style-name="gr10" draw:layer="layout" svg:width="0.155cm" svg:height="0.213cm" svg:x="3.051cm" svg:y="0.803cm" svg:viewBox="0 0 156 214" svg:d="m0 26c191-115 205 193 49 188">
          <text:p/>
        </draw:path>
        <draw:path draw:style-name="gr10" draw:layer="layout" svg:width="0.059cm" svg:height="0.11cm" svg:x="3.099cm" svg:y="0.851cm" svg:viewBox="0 0 60 111" svg:d="m0 19c21-57 114 23 15 92">
          <text:p/>
        </draw:path>
        <draw:path draw:style-name="gr11" draw:layer="layout" svg:width="0.186cm" svg:height="0.032cm" svg:x="2.445cm" svg:y="1.453cm" svg:viewBox="0 0 187 33" svg:d="m0 31c36 9 130-15 187-31">
          <text:p/>
        </draw:path>
        <draw:path draw:style-name="gr12" draw:layer="layout" svg:width="0.113cm" svg:height="0.102cm" svg:x="2.518cm" svg:y="0.864cm" svg:viewBox="0 0 114 103" svg:d="m57 11c12-15-71-25-55 45 13 53 81 55 100 37 39-39-25-97-45-82z">
          <text:p/>
        </draw:path>
        <draw:path draw:style-name="gr12" draw:layer="layout" svg:width="0.109cm" svg:height="0.118cm" svg:x="2.231cm" svg:y="0.913cm" svg:viewBox="0 0 110 119" svg:d="m49 17c11-36-76 6-40 78 25 50 77 8 81 4 52-47-11-136-41-82z">
          <text:p/>
        </draw:path>
        <draw:path draw:style-name="gr13" draw:layer="layout" svg:width="0.348cm" svg:height="0.054cm" svg:x="3.164cm" svg:y="3.114cm" svg:viewBox="0 0 349 55" svg:d="m0 5c69-5 142-13 206 12 49 9 96 22 143 38">
          <text:p/>
        </draw:path>
        <draw:path draw:style-name="gr14" draw:layer="layout" svg:width="0.699cm" svg:height="0.402cm" svg:x="1.172cm" svg:y="3.574cm" svg:viewBox="0 0 700 403" svg:d="m0 0c79 60 202 112 294 151 96 41 179 98 268 153 47 31 94 63 138 99">
          <text:p/>
        </draw:path>
        <draw:path draw:style-name="gr14" draw:layer="layout" svg:width="0.605cm" svg:height="0.368cm" svg:x="1.045cm" svg:y="3.637cm" svg:viewBox="0 0 606 369" svg:d="m0 0c133 86 309 214 456 276 55 21 99 62 150 93">
          <text:p/>
        </draw:path>
        <draw:path draw:style-name="gr14" draw:layer="layout" svg:width="0.534cm" svg:height="0.344cm" svg:x="0.935cm" svg:y="3.74cm" svg:viewBox="0 0 535 345" svg:d="m0 0c71 72 238 126 314 191 71 39 146 70 194 136 10 10 16 13 27 18">
          <text:p/>
        </draw:path>
        <draw:path draw:style-name="gr14" draw:layer="layout" svg:width="0.53cm" svg:height="0.29cm" svg:x="1.301cm" svg:y="3.851cm" svg:viewBox="0 0 531 291" svg:d="m531 0c-73 20-112 61-182 122-133 10-283 112-349 169">
          <text:p/>
        </draw:path>
        <draw:path draw:style-name="gr14" draw:layer="layout" svg:width="0.46cm" svg:height="0.212cm" svg:x="0.837cm" svg:y="3.569cm" svg:viewBox="0 0 461 213" svg:d="m461 0c-119 83-326 159-461 213">
          <text:p/>
        </draw:path>
        <draw:path draw:style-name="gr14" draw:layer="layout" svg:width="0.4cm" svg:height="0.264cm" svg:x="0.955cm" svg:y="3.665cm" svg:viewBox="0 0 401 265" svg:d="m401 0c-90 52-307 226-401 265">
          <text:p/>
        </draw:path>
        <draw:path draw:style-name="gr14" draw:layer="layout" svg:width="0.373cm" svg:height="0.274cm" svg:x="1.237cm" svg:y="3.816cm" svg:viewBox="0 0 374 275" svg:d="m374 0c-58 42-112 84-181 115-77 38-133 100-193 160">
          <text:p/>
        </draw:path>
        <draw:path draw:style-name="gr15" draw:layer="layout" svg:width="0.807cm" svg:height="0.328cm" svg:x="1.376cm" svg:y="3.975cm" svg:viewBox="0 0 808 329" svg:d="m0 329c134-122 277-139 458-189 119-17 236-100 350-140">
          <text:p/>
        </draw:path>
        <draw:path draw:style-name="gr14" draw:layer="layout" svg:width="0.356cm" svg:height="0.286cm" svg:x="1.111cm" svg:y="3.728cm" svg:viewBox="0 0 357 287" svg:d="m357 0c-67 43-130 92-193 141-24 33-129 131-164 146">
          <text:p/>
        </draw:path>
        <draw:path draw:style-name="gr16" draw:layer="layout" svg:width="1.074cm" svg:height="1.252cm" svg:x="0.326cm" svg:y="3.137cm" svg:viewBox="0 0 1075 1253" svg:d="m305 193c151 67 275 183 430 243 73 71 100 170 129 264 54 172 112 214 211 496 2 36-15 42-8 56-121 18-352-167-476-249-139-28-195-153-322-217-16-133-99-230-104-366-17-114-139-308-165-420 79 22 217 157 305 193z">
          <text:p/>
        </draw:path>
        <draw:path draw:style-name="gr15" draw:layer="layout" svg:width="1.025cm" svg:height="1.202cm" svg:x="0.336cm" svg:y="3.185cm" svg:viewBox="0 0 1026 1203" svg:d="m0 0c41 44 289 203 360 252 108 101 240 142 339 210 64 98 104 192 126 306 7 119 165 326 201 435">
          <text:p/>
        </draw:path>
        <draw:path draw:style-name="gr17" draw:layer="layout" svg:width="0.205cm" svg:height="0.188cm" svg:x="0.719cm" svg:y="3.77cm" svg:viewBox="0 0 206 189" svg:d="m149 5c-27-14-60 5-85 20-34 22-47 64-64 99 39 22 73 38 108 57 30 18 63 5 79-24 15-32 21-74 19-107-5-23-39-33-57-45z">
          <text:p/>
        </draw:path>
        <draw:g>
          <draw:path draw:style-name="gr18" draw:text-style-name="P1" draw:layer="layout" svg:width="0.226cm" svg:height="0.449cm" svg:x="2.938cm" svg:y="1.985cm" svg:viewBox="0 0 227 450" svg:d="m90 0c-114 30-73 162-90 246 5-10 11-30 13-41 4-17 13-56 17-74 0-9-3-24-4-32 37-23 107-20 95 40 0 17 1 49 1 63 10 21 27 61 37 81-19-5-58-14-76-19 48 26 83 65 107 114-11 3-31 11-43 15 16 20 30 37 46 57 7-13 25-39 34-51 3-98-68-175-78-270-3-50-29-92-59-129z">
            <text:p/>
          </draw:path>
          <draw:path draw:style-name="gr19" draw:text-style-name="P1" draw:layer="layout" svg:width="0.094cm" svg:height="0.06cm" svg:x="2.965cm" svg:y="2.07cm" svg:viewBox="0 0 95 61" svg:d="m94 52c12-58-58-63-94-37 1 7 2 22 3 30 29 18 60 21 91 7z">
            <text:p/>
          </draw:path>
          <draw:path draw:style-name="gr20" draw:text-style-name="P1" draw:layer="layout" svg:width="0.107cm" svg:height="0.096cm" svg:x="2.953cm" svg:y="2.115cm" svg:viewBox="0 0 108 97" svg:d="m106 9c-30 13-61 10-90-9-4 20-12 57-16 76l44 20 7 1c14-7 43-18 57-23 0-17-2-49-2-65z">
            <text:p/>
          </draw:path>
          <draw:path draw:style-name="gr21" draw:text-style-name="P1" draw:layer="layout" svg:width="0.223cm" svg:height="0.326cm" svg:x="2.904cm" svg:y="2.188cm" svg:viewBox="0 0 224 327" svg:d="m158 0c-15 6-45 17-59 23l-2 1c-1 0-3-1-4-1l-46-21c-2 10-9 31-12 40l-12 42c-8 40-18 81-23 122 6 4 23 13 29 17 15 33 27 69 37 104 30-15 60-17 93-5-1-44-1-90-1-134l24 1c11-3 31-11 42-15-24-49-59-88-107-113 19 5 57 14 76 18-8-20-26-59-35-79z">
            <text:p/>
          </draw:path>
          <draw:path draw:style-name="gr22" draw:text-style-name="P1" draw:layer="layout" svg:width="0.005cm" svg:height="0cm" svg:x="2.997cm" svg:y="2.21cm" svg:viewBox="0 0 6 1" svg:d="m6 0h-6c1 0 2 1 3 1z">
            <text:p/>
          </draw:path>
          <draw:path draw:style-name="gr23" draw:text-style-name="P1" draw:layer="layout" svg:width="0.043cm" svg:height="0.057cm" svg:x="2.948cm" svg:y="2.336cm" svg:viewBox="0 0 44 58" svg:d="m31 0c-35 7-40 27-17 58 34-7 39-25 17-58z">
            <text:p/>
          </draw:path>
          <draw:path draw:style-name="gr24" draw:text-style-name="P1" draw:layer="layout" svg:width="0.164cm" svg:height="0.187cm" svg:x="3.061cm" svg:y="2.376cm" svg:viewBox="0 0 165 188" svg:d="m25 1-25-1c0 44 0 90 1 134l1 13 4 41c59-8 108-42 159-70-22-36-48-71-63-111-8 13-23 38-31 51-15-19-31-38-46-57z">
            <text:p/>
          </draw:path>
          <draw:path draw:style-name="gr25" draw:text-style-name="P1" draw:layer="layout" svg:width="0.167cm" svg:height="0.177cm" svg:x="2.801cm" svg:y="2.373cm" svg:viewBox="0 0 168 178" svg:d="m101 20c-10-5-32-15-46-20l-15 21c-9 12-28 33-39 45-1 28-1 56-1 85 19 7 55 19 75 26 26 2 53 2 79 0 5-9 11-26 14-36-9-36-22-70-37-104-7-4-22-12-30-17z">
            <text:p/>
          </draw:path>
          <draw:path draw:style-name="gr26" draw:text-style-name="P1" draw:layer="layout" svg:width="0.106cm" svg:height="0.047cm" svg:x="2.955cm" svg:y="2.502cm" svg:viewBox="0 0 107 48" svg:d="m107 7c-32-11-63-9-92 5-5 9-11 28-15 36 37-1 75-10 107-2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4:12:01</dc:date>
    <dc:creator>yves </dc:creator>
    <meta:document-statistic meta:object-count="49"/>
    <meta:generator>LibreOffice/4.0.2.2$Linux_X86_64 LibreOffice_project/400m0$Build-2</meta:generator>
  </office:meta>
</office:document-meta>
</file>